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3.3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2.159cm" svg:x="3.413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81cm" svg:height="2.159cm" svg:x="8.493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81cm" svg:height="2.159cm" svg:x="13.446cm" svg:y="10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81cm" svg:height="2.159cm" svg:x="8.493cm" svg:y="15.732cm">
          <text:p text:style-name="P1"><text:span text:style-name="T1">Stabl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318cm" svg:y1="13.065cm" svg:x2="10.398cm" svg:y2="15.732cm" draw:start-shape="id1" draw:start-glue-point="2" draw:end-shape="id2" draw:end-glue-point="0" svg:d="M5318 13065l5080 2667" svg:viewBox="0 0 5081 2668">
          <text:p/>
        </draw:connector>
        <draw:connector draw:style-name="gr3" draw:text-style-name="P3" draw:layer="layout" draw:type="line" svg:x1="10.398cm" svg:y1="13.065cm" svg:x2="10.398cm" svg:y2="15.732cm" draw:start-shape="id3" draw:end-shape="id2" svg:d="M10398 13065v2667" svg:viewBox="0 0 1 2668">
          <text:p/>
        </draw:connector>
        <draw:connector draw:style-name="gr3" draw:text-style-name="P3" draw:layer="layout" draw:type="line" svg:x1="15.351cm" svg:y1="13.065cm" svg:x2="10.398cm" svg:y2="15.732cm" draw:start-shape="id4" draw:start-glue-point="2" draw:end-shape="id2" draw:end-glue-point="0" svg:d="M15351 13065l-4953 2667" svg:viewBox="0 0 4954 2668">
          <text:p/>
        </draw:connector>
        <draw:custom-shape draw:style-name="gr2" draw:text-style-name="P2" xml:id="id5" draw:id="id5" draw:layer="layout" svg:width="3.81cm" svg:height="2.159cm" svg:x="11.16cm" svg:y="20.685cm">
          <text:p text:style-name="P1"><text:span text:style-name="T1">Flexibl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398cm" svg:y1="17.891cm" svg:x2="13.065cm" svg:y2="20.685cm" draw:start-shape="id2" draw:start-glue-point="2" draw:end-shape="id5" draw:end-glue-point="0" svg:d="M10398 17891l2667 2794" svg:viewBox="0 0 2668 27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9T08:11:05.093974635</meta:creation-date>
    <dc:date>2017-11-29T08:25:48.962958041</dc:date>
    <meta:editing-duration>PT2M45S</meta:editing-duration>
    <meta:editing-cycles>2</meta:editing-cycles>
    <meta:generator>LibreOffice/5.2.5.1$Linux_X86_64 LibreOffice_project/0312e1a284a7d50ca85a365c316c7abbf20a4d22</meta:generator>
    <meta:document-statistic meta:object-count="9"/>
  </office:meta>
</office:document-meta>
</file>